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vOutW</text:p>
          </table:table-cell>
          <table:table-cell table:formula="of:=([.B4]+2*[.B7]-[.B9]*([.B6]-1)-1)/[.B8]+1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deconvOutW</text:p>
          </table:table-cell>
          <table:table-cell table:formula="of:=([.B5]-1)*[.B8]-2*[.B7]+[.B9]*([.B6]-1)+[.B10]+1" office:value-type="float" office:value="256" calcext:value-type="float">
            <text:p>2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vInW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deconvInW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kernel siz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d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l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_padding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22:23:42.636584445</meta:creation-date>
    <dc:date>2019-05-06T22:39:46.024319574</dc:date>
    <meta:editing-duration>PT5M52S</meta:editing-duration>
    <meta:editing-cycles>2</meta:editing-cycles>
    <meta:generator>LibreOffice/6.2.3.2$Linux_X86_64 LibreOffice_project/20$Build-2</meta:generator>
    <meta:document-statistic meta:table-count="1" meta:cell-count="18" meta:object-count="0"/>
  </office:meta>
</office:document-meta>
</file>